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style:font-name="Times New Roman" fo:font-weight="bold" style:font-weight-asian="bold" style:font-weight-complex="bold"/>
    </style:style>
    <style:style style:name="P2" style:family="paragraph" style:parent-style-name="Standard">
      <style:paragraph-properties fo:line-height="200%" fo:text-align="center" style:justify-single-word="false"/>
      <style:text-properties style:font-name="Times New Roman" fo:font-weight="bold" style:font-weight-asian="bold" style:font-weight-complex="bold"/>
    </style:style>
    <style:style style:name="P3" style:family="paragraph" style:parent-style-name="Standard">
      <style:paragraph-properties fo:line-height="200%"/>
      <style:text-properties style:font-name="Times New Roman" fo:font-weight="bold" style:font-weight-asian="bold" style:font-weight-complex="bold"/>
    </style:style>
    <style:style style:name="P4" style:family="paragraph" style:parent-style-name="Standard">
      <style:paragraph-properties fo:line-height="200%"/>
      <style:text-properties style:font-name="Times New Roman" fo:font-weight="bold" officeooo:paragraph-rsid="00072916" style:font-weight-asian="bold" style:font-weight-complex="bold"/>
    </style:style>
    <style:style style:name="P5" style:family="paragraph" style:parent-style-name="Standard">
      <style:paragraph-properties fo:line-height="200%" fo:text-align="center" style:justify-single-word="false"/>
      <style:text-properties style:font-name="Times New Roman" fo:font-weight="bold" style:font-weight-asian="bold" style:font-weight-complex="bold"/>
    </style:style>
    <style:style style:name="P6" style:family="paragraph" style:parent-style-name="Standard">
      <style:paragraph-properties fo:line-height="200%"/>
      <style:text-properties style:font-name="Times New Roman" fo:font-weight="bold" officeooo:rsid="0008bd78" officeooo:paragraph-rsid="0008bd78" style:font-weight-asian="bold" style:font-weight-complex="bold"/>
    </style:style>
    <style:style style:name="P7" style:family="paragraph" style:parent-style-name="Standard">
      <style:paragraph-properties fo:line-height="200%"/>
      <style:text-properties style:font-name="Times New Roman" fo:font-weight="normal" officeooo:rsid="0008f62f" officeooo:paragraph-rsid="0008f62f" style:font-weight-asian="normal" style:font-weight-complex="normal"/>
    </style:style>
    <style:style style:name="P8" style:family="paragraph" style:parent-style-name="Standard">
      <style:paragraph-properties fo:line-height="200%"/>
      <style:text-properties style:font-name="Times New Roman" fo:font-weight="normal" officeooo:rsid="000be4ab" officeooo:paragraph-rsid="001991bb" style:font-weight-asian="normal" style:font-weight-complex="normal"/>
    </style:style>
    <style:style style:name="P9" style:family="paragraph" style:parent-style-name="Standard">
      <style:paragraph-properties fo:line-height="200%" fo:text-align="start" style:justify-single-word="false"/>
      <style:text-properties style:font-name="Times New Roman" fo:font-weight="normal" officeooo:rsid="0008bd78" officeooo:paragraph-rsid="0008bd78" style:font-weight-asian="normal" style:font-weight-complex="normal"/>
    </style:style>
    <style:style style:name="P10" style:family="paragraph" style:parent-style-name="Standard">
      <style:paragraph-properties fo:line-height="200%"/>
      <style:text-properties style:font-name="Times New Roman" fo:font-weight="normal" style:font-weight-asian="normal" style:font-weight-complex="normal"/>
    </style:style>
    <style:style style:name="P11" style:family="paragraph" style:parent-style-name="Standard">
      <style:paragraph-properties fo:line-height="200%"/>
      <style:text-properties style:font-name="Times New Roman" fo:font-weight="normal" officeooo:rsid="0007ac3d" officeooo:paragraph-rsid="0013ee93" style:font-weight-asian="normal" style:font-weight-complex="normal"/>
    </style:style>
    <style:style style:name="P12" style:family="paragraph" style:parent-style-name="Standard">
      <style:paragraph-properties fo:line-height="200%"/>
      <style:text-properties style:font-name="Times New Roman" fo:font-weight="normal" officeooo:rsid="00080e26" officeooo:paragraph-rsid="00148ec8" style:font-weight-asian="normal" style:font-weight-complex="normal"/>
    </style:style>
    <style:style style:name="P13" style:family="paragraph" style:parent-style-name="Standard">
      <style:paragraph-properties fo:line-height="200%"/>
      <style:text-properties style:font-name="Times New Roman" fo:font-weight="normal" officeooo:rsid="001760ea" officeooo:paragraph-rsid="001760ea" style:font-weight-asian="normal" style:font-weight-complex="normal"/>
    </style:style>
    <style:style style:name="P14" style:family="paragraph" style:parent-style-name="Standard">
      <style:paragraph-properties fo:line-height="200%"/>
      <style:text-properties style:font-name="Times New Roman" fo:font-weight="normal" officeooo:rsid="001af836" officeooo:paragraph-rsid="001af836" style:font-weight-asian="normal" style:font-weight-complex="normal"/>
    </style:style>
    <style:style style:name="P15" style:family="paragraph" style:parent-style-name="Standard">
      <style:paragraph-properties fo:line-height="200%"/>
      <style:text-properties style:font-name="Times New Roman" fo:font-weight="normal" officeooo:rsid="001b43cc" officeooo:paragraph-rsid="001b43cc" style:font-weight-asian="normal" style:font-weight-complex="normal"/>
    </style:style>
    <style:style style:name="P16" style:family="paragraph" style:parent-style-name="Standard">
      <style:paragraph-properties fo:line-height="200%"/>
      <style:text-properties officeooo:paragraph-rsid="0010e7d6"/>
    </style:style>
    <style:style style:name="P17" style:family="paragraph" style:parent-style-name="Standard">
      <style:paragraph-properties fo:line-height="200%" fo:text-align="center" style:justify-single-word="false" fo:break-before="page"/>
      <style:text-properties style:font-name="Times New Roman" fo:font-weight="bold" style:font-weight-asian="bold" style:font-weight-complex="bold"/>
    </style:style>
    <style:style style:name="P18" style:family="paragraph" style:parent-style-name="Standard">
      <style:paragraph-properties fo:line-height="200%" fo:text-align="center" style:justify-single-word="false" fo:break-before="page"/>
      <style:text-properties style:font-name="Times New Roman" fo:font-weight="bold" officeooo:rsid="0008bd78" officeooo:paragraph-rsid="0008bd78" style:font-weight-asian="bold" style:font-weight-complex="bold"/>
    </style:style>
    <style:style style:name="T1" style:family="text">
      <style:text-properties officeooo:rsid="00072916"/>
    </style:style>
    <style:style style:name="T2" style:family="text">
      <style:text-properties officeooo:rsid="000abacd"/>
    </style:style>
    <style:style style:name="T3" style:family="text">
      <style:text-properties style:font-name="Times New Roman" fo:font-weight="normal" officeooo:rsid="000abacd" style:font-weight-asian="normal" style:font-weight-complex="normal"/>
    </style:style>
    <style:style style:name="T4" style:family="text">
      <style:text-properties style:font-name="Times New Roman" fo:font-weight="normal" officeooo:rsid="000be4ab" style:font-weight-asian="normal" style:font-weight-complex="normal"/>
    </style:style>
    <style:style style:name="T5" style:family="text">
      <style:text-properties style:font-name="Times New Roman" fo:font-weight="normal" officeooo:rsid="000e9ddb" style:font-weight-asian="normal" style:font-weight-complex="normal"/>
    </style:style>
    <style:style style:name="T6" style:family="text">
      <style:text-properties officeooo:rsid="00122a17"/>
    </style:style>
    <style:style style:name="T7" style:family="text">
      <style:text-properties officeooo:rsid="0013e857"/>
    </style:style>
    <style:style style:name="T8" style:family="text">
      <style:text-properties officeooo:rsid="0009f21e"/>
    </style:style>
    <style:style style:name="T9" style:family="text">
      <style:text-properties officeooo:rsid="001651f0"/>
    </style:style>
    <style:style style:name="T10" style:family="text">
      <style:text-properties officeooo:rsid="0017ede0"/>
    </style:style>
    <style:style style:name="T11" style:family="text">
      <style:text-properties officeooo:rsid="000df519"/>
    </style:style>
    <style:style style:name="T12" style:family="text">
      <style:text-properties officeooo:rsid="001991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 </text:span>Summary</text:p>
      <text:p text:style-name="P1"><text:span text:style-name="T1">a. </text:span>Describe your unit testing approach for each of the three features.</text:p>
      <text:p text:style-name="P1"><text:span text:style-name="T1"><text:tab/>I. </text:span>To what extent was your approach aligned to the software requirements? Support your claims with specific evidence.</text:p>
      <text:p text:style-name="P7">The software requirements were very neatly laid out, making development very straightforward and easy. More specifically, each minor and major feature was specified. For example, each individual variable was addressed and told to be required. <text:span text:style-name="T2">In contrast to newer development styles such as agile, the project lended itself to a waterfall development lifecycle.</text:span></text:p>
      <text:p text:style-name="P1"><text:span text:style-name="T1"><text:tab/>II. </text:span>Defend the overall quality of your JUnit tests. In other words, how do you know your JUnit tests were effective based on the coverage percentage?</text:p>
      <text:p text:style-name="P16"><text:span text:style-name="T3">My Junit tests had 93.4% coverage of the source code. </text:span><text:span text:style-name="T4">Only 49 lines were missed, which I have inspected and determined that they are simple enough that no bugs could be hidden within them. </text:span><text:span text:style-name="T5">Naturally, that’s not a scalable approach. 80% coverage is generally the de facto standard, however </text:span>(Konik, 2021)<text:span text:style-name="T5">.</text:span><text:span text:style-name="T4"> Moreover, the majority of uncovered lines are quality of life improvements not laid out as requirements, such as returning null by default when a result isn’t found.</text:span></text:p>
      <text:p text:style-name="P1"/>
      <text:p text:style-name="P1"><text:span text:style-name="T1">b. </text:span>Describe your experience writing the JUnit tests.</text:p>
      <text:p text:style-name="P1"><text:span text:style-name="T1"><text:tab/>I. </text:span>How did you ensure that your code was technically sound? Cite specific lines of code from your tests to illustrate.</text:p>
      <text:p text:style-name="P8"><text:span text:style-name="T11">Among other methods, one way I made my code efficient was by accessing the tasks in the task list by reference, rather than creating a whole new copy every time data needed to be read. </text:span><text:span text:style-name="T12">Additionally, </text:span><text:span text:style-name="T6">I made each requirement into it’s own test function. This way, if a requirement wasn’t satisfied or was tested incorrectly, it could be changed without worry of </text:span><text:soft-page-break/><text:span text:style-name="T6">messing up another requirement. </text:span><text:span text:style-name="T7">Additionally, since all the services are dependent on the individual class files, I designed and (most importantly) tested them before making the services so that I wouldn’t have to rewrite both files if a mistake was made in the class file.</text:span></text:p>
      <text:p text:style-name="P1"/>
      <text:p text:style-name="P1"><text:span text:style-name="T1"><text:tab/>II. </text:span>How did you ensure that your code was efficient? Cite specific lines of code from your tests to illustrate.</text:p>
      <text:p text:style-name="P13">For one thing, I tried to avoid nested loops in my code. <text:span text:style-name="T10">Naturally, high code coverage correlates to efficiency as unused code wouldn’t be tested. Other than that, I didn’t do much to try to optimize the program as I figured readability should be prioritized first. Then if needed, code can be refactored for speed.</text:span></text:p>
      <text:p text:style-name="P2"/>
      <text:p text:style-name="P17"><text:span text:style-name="T1">2. </text:span>Reflection</text:p>
      <text:p text:style-name="P1"><text:span text:style-name="T1">a. </text:span>Testing Techniques</text:p>
      <text:p text:style-name="P1"><text:span text:style-name="T1"><text:tab/>I. </text:span>What were the software testing techniques that you employed in this project? Describe their characteristics using specific details.</text:p>
      <text:p text:style-name="P10">In the module 3 milestone, I didn’t have a good idea of what was going on. I couldn’t figure out all the prerequisite Eclipse, Maven, and Junit. For modules 4 and 5, I was able to take the time to study these systems. Afterwards, the process was much easier as the programs did almost all of the work. More specifically, I was able to use Maven’s structure to ensure my tests ran correctly, and Eclipse’s suggestions helped me fix errors sooner. Naturally, these all fall under white box testing techniques.</text:p>
      <text:p text:style-name="P1"><text:span text:style-name="T1"><text:tab/>II. </text:span>What are the other software testing techniques that you did not use for this project? Describe their characteristics using specific details.</text:p>
      <text:p text:style-name="P11">I didn’t use any black box testing techniques, as I was viewing all the source code.</text:p>
      <text:p text:style-name="P4"><text:span text:style-name="T1"><text:tab/>III. </text:span>For each of the techniques you discussed, explain the practical uses and implications for different software development projects and situations.</text:p>
      <text:p text:style-name="P12">White box testing is very practical when it comes to more silent errors, such as those related to dead code. <text:span text:style-name="T8">Black box testing </text:span><text:span text:style-name="T9">can sometimes be</text:span><text:span text:style-name="T8"> more practical, as the most common exploits are those that are executed from the outside.</text:span></text:p>
      <text:p text:style-name="P4"><text:span text:style-name="T1">b. </text:span>Mindset</text:p>
      <text:p text:style-name="P1"><text:span text:style-name="T1"><text:tab/>I. </text:span>Assess the mindset that you adopted working on this project. In acting as a software tester, to what extent did you employ caution? Why was it important to appreciate the complexity and interrelationships of the code you were testing? Provide specific examples to illustrate your claims.</text:p>
      <text:p text:style-name="P15">I employed caution in my testing by following the requirements as closely as possible. Earlier I said that I implemented some touches that were not in the requirements, but didn’t conflict <text:soft-page-break/>with them. It’s arguable that this is a dangerous practice, since it’s not documented anywhere and could lead to unforeseen conflicts.</text:p>
      <text:p text:style-name="P1"><text:span text:style-name="T1"><text:tab/>II. </text:span>Assess the ways you tried to limit bias in your review of the code. On the software developer side, can you imagine that bias would be a concern if you were responsible for testing your own code? Provide specific examples to illustrate your claims.</text:p>
      <text:p text:style-name="P14">Personal bias can definitely come into play during testing. One may not want to rewrite code if it’s only a minor bug, leading to writing tests improperly. Circling back to the previous subject, this is a haphazard way of doing things. Bugs can seem small, but are often combined with other vulnerabilities to form major exploits.</text:p>
      <text:p text:style-name="P1"><text:span text:style-name="T1"><text:tab/>III. </text:span>Finally, evaluate the importance of being disciplined in your commitment to quality as a software engineering professional. Why is it important not to cut corners when it comes to writing or testing code? How do you plan to avoid technical debt as a practitioner in the field? Provide specific examples to illustrate your claims.</text:p>
      <text:p text:style-name="P6">Answer</text:p>
      <text:p text:style-name="P15">Technical debt is best avoided by testing as early as possible. There is a balance to be struck, however, as one could spend all day testing after writing a single line of code. Depending on the project and level of safety needed, less or more frequent testing may be best suited. As for care taken, software professionals should treat every project as mission critical. As it stands, software is the only industry where giving someone a product that doesn’t work as intended or is flat out wrong is considered acceptable and commonplace.</text:p>
      <text:p text:style-name="P18">References</text:p>
      <text:p text:style-name="P9">Konik, J. (2021, July 29). Who cares about code coverage and why? Codecov. Retrieved April 23, 2023, from https://about.codecov.io/blog/who-cares-about-code-coverage-and-why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3-04-23T23:51:02.486000000</dc:date>
    <meta:editing-duration>PT1H53M52S</meta:editing-duration>
    <meta:editing-cycles>25</meta:editing-cycles>
    <meta:document-statistic meta:table-count="0" meta:image-count="0" meta:object-count="0" meta:page-count="5" meta:paragraph-count="29" meta:word-count="985" meta:character-count="5968" meta:non-whitespace-character-count="5001"/>
  </office:meta>
</office:document-meta>
</file>